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87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[0]</text:p>
          </table:table-cell>
          <table:table-cell table:style-name="ce1" office:value-type="string" calcext:value-type="string">
            <text:p>A[1]</text:p>
          </table:table-cell>
          <table:table-cell table:style-name="ce1" office:value-type="string" calcext:value-type="string">
            <text:p>A[2]</text:p>
          </table:table-cell>
          <table:table-cell table:style-name="ce1" office:value-type="string" calcext:value-type="string">
            <text:p>A[3]</text:p>
          </table:table-cell>
          <table:table-cell table:style-name="ce1" office:value-type="string" calcext:value-type="string">
            <text:p>A[4]</text:p>
          </table:table-cell>
          <table:table-cell table:style-name="ce1" office:value-type="string" calcext:value-type="string">
            <text:p>A[5]</text:p>
          </table:table-cell>
          <table:table-cell table:style-name="ce1" office:value-type="string" calcext:value-type="string">
            <text:p>A[6]</text:p>
          </table:table-cell>
          <table:table-cell table:style-name="ce1" office:value-type="string" calcext:value-type="string">
            <text:p>A[7]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var</text:p>
          </table:table-cell>
          <table:table-cell table:style-name="ce1"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rminal</text:p>
          </table:table-cell>
        </table:table-row>
        <table:table-row table:style-name="ro1">
          <table:table-cell office:value-type="string" calcext:value-type="string">
            <text:p>printf("Introduzca la cantidad de numeros a ordenar:\n")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anf("%d", &amp;n);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ntf("Introduzca los numeros:\n")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anf("%d", &amp;a[i]);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nf("%d", &amp;a[i]);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nf("%d", &amp;a[i]);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nf("%d", &amp;a[i]);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nf("%d", &amp;a[i]);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nf("%d", &amp;a[i]);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nf("%d", &amp;a[i]);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nf("%d", &amp;a[i]);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f("%d ", a[i]);</text:p>
          </table:table-cell>
          <table:table-cell table:number-columns-repeated="13"/>
          <table:table-cell office:value-type="string" calcext:value-type="string">
            <text:p>[ 6 5 3 1 8 7 2 4 ]</text:p>
          </table:table-cell>
        </table:table-row>
        <table:table-row table:style-name="ro1">
          <table:table-cell office:value-type="string" calcext:value-type="string">
            <text:p>int var=a[i];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[j+1]=a[j];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[j]=var;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 var=a[i];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[j+1]=a[j];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[j]=var;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[j+1]=a[j];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[j]=var;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 var=a[i];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[j+1]=a[j];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[j]=var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[j+1]=a[j];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[j]=var;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[j+1]=a[j];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[j]=var;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 var=a[i];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x = false;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t var=a[i];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[j+1]=a[j]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[j]=var;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 = false;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t var=a[i];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[j+1]=a[j];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[j]=var;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[j+1]=a[j];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[j]=var;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[j+1]=a[j];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[j]=var;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[j+1]=a[j];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[j]=var;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[j+1]=a[j];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[j]=var;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 = false;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t var=a[i];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[j+1]=a[j];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[j]=var;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[j+1]=a[j];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[j]=var;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[j+1]=a[j];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[j]=var;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[j+1]=a[j];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[j]=var;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 = false;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rintf("%d ", a[i]);</text:p>
          </table:table-cell>
          <table:table-cell table:number-columns-repeated="13"/>
          <table:table-cell office:value-type="string" calcext:value-type="string">
            <text:p>[ 1 2 3 4 5 6 7 8 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12:19:49.4469765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5T00:45:22.986362285</meta:creation-date>
    <dc:date>2020-04-05T14:06:27.962964387</dc:date>
    <meta:editing-duration>PT18M40S</meta:editing-duration>
    <meta:editing-cycles>2</meta:editing-cycles>
    <meta:generator>LibreOffice/6.3.3.2.0$Linux_X86_64 LibreOffice_project/30$Build-2</meta:generator>
    <meta:document-statistic meta:table-count="1" meta:cell-count="166" meta:object-count="0"/>
  </office:meta>
</office:document-meta>
</file>